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 Serif" svg:font-family="'Sans Serif'"/>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times new roman" fo:font-size="16pt"/>
    </style:style>
    <style:style style:name="P2" style:family="paragraph" style:parent-style-name="Standard">
      <style:paragraph-properties fo:text-align="justify" style:justify-single-word="false"/>
      <style:text-properties fo:color="#000000" style:font-name="times new roman" fo:font-size="12pt"/>
    </style:style>
    <style:style style:name="P3" style:family="paragraph" style:parent-style-name="Standard">
      <style:paragraph-properties fo:text-align="justify" style:justify-single-word="false"/>
      <style:text-properties fo:color="#000000" style:font-name="times new roman"/>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Magie</text:p>
      <text:p text:style-name="P2">Die Magie ist nichts Besonderes. Jedes Lebewesen ist fähig sie zu nutzen. Sie ist eine schwer zu beschreibende und kaum erforschte physikalische Kraft, die von jedem Lebewesen über dessen Willenskraft nutzbar ist.</text:p>
      <text:p text:style-name="P3">Je nach Psyche und Willensstärke des Magienutzenden, können die unterschiedlichsten Dinge damit bewerkstelligt und Einfluss auf die physikalische Umgebung, aber auch die Psyche anderer Lebewesen genommen werden.</text:p>
      <text:p text:style-name="P3">Ein Nekromant ist nicht Nekromant, nur weil er irgendwelche Zauberformeln auswendig gelernt hat. Er fühlt sich zu den Toten auf eine gewisse Art und Weise verbunden und ist geistig so sehr auf diese fixiert, sodass es ihm mit ausreichender Willenskraft möglich ist, Einfluss auf seine physikalische Umgebung im Bezug auf Tote zu nehmen. So kann er allein durch seinen Willen, eine Leiche zu einem untoten Diener machen. Je nach Willensstärke und Verbundenheit mit seinem Gebiet, ist dieser Diener unterschiedlich mächtig.</text:p>
      <text:p text:style-name="P3">Aber auch auf die Psyche seiner Feinde kann ein Nekromant mit genügend Willens- und Vorstellungskraft Einfluss nehmen und ihnen Bilder von Grauen einflößen.</text:p>
      <text:p text:style-name="P3">Entsprechender Gegenwille macht dies natürlich nutzlus.</text:p>
      <text:p text:style-name="P3">Natürlich gibt es Grenzen, da die Psyche der Lebewesen normalerweise nicht unbesiegbar bzw. nur auf eine einzige Sache fixiert ist. Somit kann ein Lebewesen nicht einfach ein anderes wiederbeleben usw.</text:p>
      <text:p text:style-name="P3">Mit entsprechender Willensstärke kann Magie auch auf physikalische Gegenstände wie Zauberspruchrollen gespeichert werden, welche von anderen Lebewesen ohne das Wissen, auf was man sich bei der Wirkung eines solchen Zaubers konzentrieren muss bzw. was man wollen muss, benutzt werden können. Solche Zauber sind allerdings in der Regel weitaus weniger mächtig als gegenstands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 Serif" svg:font-family="'Sans Serif'"/>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Head_20_1" style:display-name="Head 1" style:family="paragraph" style:next-style-name="Standard" style:list-style-name="Numbering_20_Style_20_for_20_Head_20_1">
      <style:text-properties fo:font-size="20pt" fo:font-weight="bold"/>
    </style:style>
    <style:style style:name="Head_20_2" style:display-name="Head 2" style:family="paragraph" style:next-style-name="Standard" style:list-style-name="Numbering_20_Style_20_for_20_Head_20_2">
      <style:text-properties fo:font-size="16pt" fo:font-weight="bold"/>
    </style:style>
    <style:style style:name="Head_20_3" style:display-name="Head 3" style:family="paragraph" style:next-style-name="Standard" style:list-style-name="Numbering_20_Style_20_for_20_Head_20_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82cm" fo:margin-bottom="1.482cm" fo:margin-left="2.011cm" fo:margin-right="2.01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title/>
    <meta:initial-creator>Unbekannt</meta:initial-creator>
    <meta:editing-cycles>2</meta:editing-cycles>
    <dc:date>2017-01-22T16:32:51.513250655</dc:date>
    <meta:creation-date>2008-08-22T11:41:04</meta:creation-date>
    <meta:editing-duration>PT6S</meta:editing-duration>
    <meta:document-statistic meta:table-count="0" meta:image-count="0" meta:object-count="0" meta:page-count="1" meta:paragraph-count="8" meta:word-count="252" meta:character-count="1744" meta:non-whitespace-character-count="1500"/>
  </office:meta>
</office:document-meta>
</file>